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graphic" style:name="a0bca54" style:parent-style-name="Graphics">
      <style:graphic-properties style:horizontal-pos="center" style:horizontal-rel="paragraph" style:vertical-rel="paragraph" style:wrap="none" style:wrap-contour="false"/>
    </style:style>
  </office:automatic-styles>
  <office:body>
    <office:text>
      <text:p text:style-name="Standard"><draw:frame draw:style-name="a0bca54" svg:height="21.17mm" svg:width="47.63mm" text:anchor-type="paragraph"><draw:image xlink:actuate="onLoad" xlink:href="Pictures/10000000000000B400000050FF285AE0.png" xlink:show="embed" xlink:type="simple"/><draw:text-box/></draw:frame>File with image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09S</meta:editing-duration>
  </office:meta>
</office:document-meta>
</file>